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flectiveLoadTimeWeaver.getInstrumentable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lectiveLoadTimeWeaver.ReflectiveLoadTimeWeaver( @ Nullable ClassLoader classLoad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ReflectiveLoadTimeWeaver.addTransformer( ClassFileTransformer transfor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flectiveLoadTimeWeaver.ReflectiveLoadTimeWea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lectiveLoadTimeWeaver.getThrowawayClassLoad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